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add58a" fo:min-height="1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add58a"/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background-color="#ef413d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#ef413d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background-color="#72bf44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oblem -1</text:p>
          </draw:text-box>
        </draw:frame>
        <draw:frame presentation:style-name="Default-subtitle" draw:text-style-name="P1" draw:layer="layout" svg:width="25.199cm" svg:height="6.271cm" svg:x="1.4cm" svg:y="5.11cm" presentation:class="subtitle" presentation:user-transformed="true">
          <draw:text-box>
            <text:list text:style-name="L2">
              <text:list-item>
                <text:p text:style-name="P1"><text:span text:style-name="T1">Unordered map not at correct place</text:span><text:span text:style-name="T1"><text:line-break/></text:span><text:span text:style-name="T1">It was there in server private method but it was also used in connection class </text:span><text:span text:style-name="T1"><text:line-break/></text:span><text:span text:style-name="T1"/></text:p>
              </text:list-item>
              <text:list-item>
                <text:p text:style-name="P1"><text:span text:style-name="T2">explicit</text:span><text:span text:style-name="T1"> </text:span><text:span text:style-name="T2">Connection</text:span><text:span text:style-name="T1">(boost::asio::io_service&amp; </text:span><text:span text:style-name="T2">ioService</text:span><text:span text:style-name="T1">, std::unordered_map&lt;void*, std::shared_ptr&lt;Connection&gt;&gt;&amp; </text:span><text:span text:style-name="T2">connections</text:span><text:span text:style-name="T1">): </text:span><text:span text:style-name="T2">socket_(</text:span><text:span text:style-name="T1">ioService), </text:span><text:span text:style-name="T2">connections_</text:span><text:span text:style-name="T1">(connections){}</text:span></text:p>
                <text:p text:style-name="P1"><text:span text:style-name="T1"/></text:p>
              </text:list-item>
            </text:list>
            <text:p text:style-name="P1"><text:span text:style-name="T1"><text:s/></text:span><text:span text:style-name="T1">std::unordered_map&lt;void*, std::shared_ptr&lt;Connection&gt;&gt;&amp; connections_;</text:span></text:p>
            <text:p text:style-name="P1"><text:span text:style-name="T1"/></text:p>
            <text:p text:style-name="P1"><text:span text:style-name="T1">Doubt – I am not sure how can I use map of connection inside connection defination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oblem -2</text:p>
          </draw:text-box>
        </draw:frame>
        <draw:frame presentation:style-name="pr3" draw:text-style-name="P3" draw:layer="layout" svg:width="25.6cm" svg:height="13.168cm" svg:x="1.6cm" svg:y="2.832cm" presentation:class="subtitle" presentation:user-transformed="true">
          <draw:text-box>
            <text:list text:style-name="L2">
              <text:list-item>
                <text:p text:style-name="P1"><text:span text:style-name="T1">Server was accepting response from a single client only one time</text:span><text:span text:style-name="T1"><text:line-break/></text:span><text:span text:style-name="T1"/></text:p>
              </text:list-item>
            </text:list>
            <text:p text:style-name="P1"><text:span text:style-name="T1">Previous code has - </text:span></text:p>
            <text:p text:style-name="P1"><text:span text:style-name="T1">void asyncWrite(const std::string&amp; response)</text:span></text:p>
            <text:p text:style-name="P1"><text:span text:style-name="T1"><text:s text:c="8"/></text:span><text:span text:style-name="T1">auto self(shared_from_this());</text:span></text:p>
            <text:p text:style-name="P1"><text:span text:style-name="T1"><text:s text:c="8"/></text:span><text:span text:style-name="T1">boost::asio::async_write(socket_, boost::asio::buffer(response),</text:span></text:p>
            <text:p text:style-name="P1"><text:span text:style-name="T1"><text:s text:c="12"/></text:span><text:span text:style-name="T1">[this, self](const boost::system::error_code&amp; error, std::size_t /*bytesSent*/) {</text:span></text:p>
            <text:p text:style-name="P1"><text:span text:style-name="T1"><text:s text:c="16"/></text:span><text:span text:style-name="T3">if (error) {</text:span></text:p>
            <text:p text:style-name="P1"><text:span text:style-name="T4"><text:tab/></text:span><text:span text:style-name="T4"><text:tab/></text:span><text:span text:style-name="T4"><text:tab/></text:span><text:span text:style-name="T3"> </text:span><text:span text:style-name="T3">connections_.erase(this);</text:span></text:p>
            <text:p text:style-name="P1"><text:span text:style-name="T3"><text:tab/></text:span><text:span text:style-name="T3"><text:tab/></text:span><text:span text:style-name="T3">}</text:span></text:p>
            <text:p text:style-name="P1"><text:span text:style-name="T1"><text:s text:c="16"/></text:span><text:span text:style-name="T5">if (!error) {</text:span></text:p>
            <text:p text:style-name="P1"><text:span text:style-name="T5"><text:s text:c="20"/></text:span><text:span text:style-name="T5">asyncRead(); // Start reading the next order</text:span></text:p>
            <text:p text:style-name="P1"><text:span text:style-name="T5"><text:s text:c="16"/></text:span><text:span text:style-name="T5">} else {</text:span></text:p>
            <text:p text:style-name="P1"><text:span text:style-name="T5"><text:s text:c="19"/></text:span></text:p>
            <text:p text:style-name="P1"><text:span text:style-name="T5"><text:s text:c="20"/></text:span><text:span text:style-name="T5">connections_.erase(this);</text:span></text:p>
            <text:p text:style-name="P1"><text:span text:style-name="T5"><text:s text:c="16"/></text:span><text:span text:style-name="T5">}</text:span></text:p>
            <text:p text:style-name="P1"><text:span text:style-name="T1"><text:s text:c="12"/></text:span><text:span text:style-name="T1">});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24T18:15:56.272397098</meta:creation-date>
    <dc:date>2023-05-24T18:37:39.181064980</dc:date>
    <meta:editing-duration>PT1M38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